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104c" officeooo:paragraph-rsid="0017104c"/>
    </style:style>
    <style:style style:name="P2" style:family="paragraph" style:parent-style-name="Standard">
      <style:text-properties officeooo:rsid="00175bd9" officeooo:paragraph-rsid="00175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GitHub</text:p>
      <text:p text:style-name="P1"/>
      <text:p text:style-name="P2">BRANC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7:52:27.866000000</meta:creation-date>
    <dc:date>2023-10-23T08:00:07.965000000</dc:date>
    <meta:editing-duration>PT45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" meta:word-count="3" meta:character-count="18" meta:non-whitespace-character-count="17"/>
  </office:meta>
</office:document-meta>
</file>